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XAResource.getXAException( XA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XAResource.forget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start( Xid xid , int fl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end( Xid xid , int fl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rollback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ServerXAResource( XA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XAResource.prepare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setTransactionTimeout( int seco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getTransaction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commit( Xid xid , boolean onePh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AResource.recover( int fl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